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4">
      <style:drawing-page-properties/>
    </style:style>
    <style:style style:family="presentation" style:name="pr9">
      <style:graphic-properties draw:fill="none" draw:stroke="none" style:wrap="run-through" fo:background-color="transparent"/>
    </style:style>
    <style:style style:family="presentation" style:name="pr10">
      <style:graphic-properties draw:fill="none" draw:stroke="none" style:wrap="run-through" fo:background-color="transparent"/>
    </style:style>
    <style:style style:family="drawing-page" style:name="dp5">
      <style:drawing-page-properties/>
    </style:style>
    <style:style style:family="presentation" style:name="pr11">
      <style:graphic-properties draw:fill="none" draw:stroke="solid" svg:stroke-color="#000000" svg:stroke-width="0.03528cm" style:wrap="run-through" fo:border="0.03528cm solid #000000" fo:background-color="transparent"/>
    </style:style>
    <style:style style:family="presentation" style:name="pr1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resentation" style:name="pr13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3">
      <style:text-properties fo:font-size="12pt" style:font-size-asian="12pt" style:font-size-complex="12pt"/>
      <style:paragraph-properties fo:text-align="right"/>
    </style:style>
    <style:style style:family="text" style:name="T10">
      <style:text-properties fo:language="en" fo:country="US"/>
    </style:style>
  </office:automatic-styles>
  <office:body>
    <office:presentation>
      <draw:page draw:name="Slide_1" draw:style-name="dp4" draw:master-page-name="Office Theme_Title Slide" presentation:presentation-page-layout-name="AL1">
        <draw:frame draw:name="Title 1" draw:layer="layout" presentation:style-name="pr9" presentation:class="title" presentation:placeholder="true" svg:width="25.4cm" svg:height="6.633cm" svg:x="4.234cm" svg:y="3.118cm">
          <draw:text-box fo:min-height="6.633cm"/>
        </draw:frame>
        <draw:frame draw:name="Subtitle 2" draw:layer="layout" presentation:style-name="pr10" presentation:class="subtitle" presentation:placeholder="true" svg:width="25.4cm" svg:height="4.6cm" svg:x="4.234cm" svg:y="10.01cm">
          <draw:text-box fo:min-height="4.6cm"/>
        </draw:frame>
        <presentation:notes draw:style-name="dp5">
          <draw:frame draw:name="Slide Image Placeholder 1" draw:layer="layout" presentation:style-name="pr11" presentation:class="page" presentation:placeholder="true" svg:width="15.24cm" svg:height="8.573cm" svg:x="1.905cm" svg:y="3.175cm">
            <draw:text-box fo:min-height="8.573cm"/>
          </draw:frame>
          <draw:frame draw:name="Notes Placeholder 2" draw:layer="layout" presentation:style-name="pr12" presentation:class="outline" presentation:placeholder="true" svg:width="15.24cm" svg:height="10cm" svg:x="1.905cm" svg:y="12.22cm">
            <draw:text-box fo:min-height="10cm">
              <text:p/>
            </draw:text-box>
          </draw:frame>
          <draw:frame draw:name="Slide Number Placeholder 3" draw:layer="layout" presentation:style-name="pr13" presentation:class="page-number" presentation:placeholder="true" svg:width="8.256cm" svg:height="1.274cm" svg:x="10.79cm" svg:y="24.13cm">
            <draw:text-box fo:min-height="1.274cm">
              <text:p text:style-name="P13"><text:span text:style-name="T10"><text:page-number>1</text:page-number>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 fo:font-size="18pt" style:font-size-asian="18pt" style:font-size-complex="18pt" fo:language="en" fo:country="US"/>
      <style:paragraph-properties fo:text-align="left" fo:margin-left="0pt"/>
    </style:default-style>
    <style:default-style style:family="paragraph">
      <style:paragraph-properties fo:text-align="left" fo:margin-left="0pt"/>
    </style:default-style>
    <style:default-style style:family="text">
      <style:text-properties fo:font-size="18pt" style:font-size-asian="18pt" style:font-size-complex="18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6.633cm" svg:width="25.4cm" svg:x="4.234cm" svg:y="3.118cm"/>
      <presentation:placeholder presentation:object="subtitle" svg:height="4.6cm" svg:width="25.4cm" svg:x="4.234cm" svg:y="10.01cm"/>
    </style:presentation-page-layout>
    <style:style style:family="graphic" style:name="Frame">
      <style:text-properties fo:font-size="18pt" style:font-size-asian="18pt" style:font-size-complex="18pt"/>
      <style:graphic-properties/>
    </style:style>
    <text:list-style style:name="L1"/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19.05cm" fo:page-height="25.4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center" fo:margin-top="0%"/>
    </style:style>
    <style:style style:family="text" style:name="T1">
      <style:text-properties fo:language="en" fo:country="US"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2">
      <style:text-properties fo:language="en" fo:country="US"/>
    </style:style>
    <style:style style:family="drawing-page" style:name="dp2">
      <style:drawing-page-properties/>
    </style:style>
    <style:style style:family="presentation" style:name="pr3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">
      <style:text-properties fo:color="#000000" fo:font-family="Arial" style:font-family-asian="Arial" style:font-family-complex="Arial" fo:font-size="12pt" style:font-size-asian="12pt" style:font-size-complex="12pt"/>
      <style:paragraph-properties fo:text-align="left" fo:margin-left="0pt"/>
    </style:style>
    <style:style style:family="presentation" style:name="pr4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">
      <style:text-properties fo:color="#000000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3">
      <style:text-properties fo:language="en" fo:country="US"/>
    </style:style>
    <style:style style:family="presentation" style:name="pr5">
      <style:graphic-properties draw:fill="none" draw:textarea-vertical-align="middle" draw:auto-grow-height="false" draw:auto-grow-width="false" draw:stroke="solid" svg:stroke-color="#000000" svg:stroke-width="0.03528cm" style:wrap="run-through" fo:border="0.03528cm solid #000000" fo:padding-top="3.6pt" fo:padding-bottom="3.6pt" fo:padding-left="7.2pt" fo:padding-right="7.2pt" fo:background-color="transparent"/>
    </style:style>
    <style:style style:family="paragraph" style:name="P5">
      <style:text-properties fo:color="#000000" fo:font-family="Arial" style:font-family-asian="Arial" style:font-family-complex="Arial" fo:font-size="12pt" style:font-size-asian="12pt" style:font-size-complex="12pt"/>
      <style:paragraph-properties fo:text-align="left" fo:margin-left="0pt"/>
    </style:style>
    <style:style style:family="presentation" style:name="pr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">
      <style:text-properties/>
      <style:paragraph-properties/>
    </style:style>
    <style:style style:family="text" style:name="T4">
      <style:text-properties fo:language="en" fo:country="US"/>
    </style:style>
    <style:style style:family="paragraph" style:name="P7">
      <style:text-properties/>
      <style:paragraph-properties/>
    </style:style>
    <style:style style:family="text" style:name="T5">
      <style:text-properties fo:language="en" fo:country="US"/>
    </style:style>
    <style:style style:family="paragraph" style:name="P8">
      <style:text-properties/>
      <style:paragraph-properties/>
    </style:style>
    <style:style style:family="text" style:name="T6">
      <style:text-properties fo:language="en" fo:country="US"/>
    </style:style>
    <style:style style:family="paragraph" style:name="P9">
      <style:text-properties/>
      <style:paragraph-properties/>
    </style:style>
    <style:style style:family="text" style:name="T7">
      <style:text-properties fo:language="en" fo:country="US"/>
    </style:style>
    <style:style style:family="paragraph" style:name="P10">
      <style:text-properties/>
      <style:paragraph-properties/>
    </style:style>
    <style:style style:family="text" style:name="T8">
      <style:text-properties fo:language="en" fo:country="US"/>
    </style:style>
    <style:style style:family="presentation" style:name="pr7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">
      <style:text-properties fo:color="#000000" fo:font-family="Arial" style:font-family-asian="Arial" style:font-family-complex="Arial" fo:font-size="12pt" style:font-size-asian="12pt" style:font-size-complex="12pt"/>
      <style:paragraph-properties fo:text-align="left" fo:margin-left="0pt"/>
    </style:style>
    <style:style style:family="presentation" style:name="pr8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2">
      <style:text-properties fo:color="#000000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9">
      <style:text-properties fo:language="en" fo:country="US"/>
    </style:style>
    <style:style style:family="drawing-page" style:name="dp3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ffice Theme_Title Slide" style:page-layout-name="Mpm1" draw:style-name="dp1">
      <presentation:notes draw:style-name="dp2" style:page-layout-name="Mpm2">
        <draw:frame draw:name="Header Placeholder 1" draw:layer="backgroundobjects" presentation:style-name="pr3" presentation:class="header" presentation:placeholder="false" presentation:user-transformed="true" svg:width="8.256cm" svg:height="1.274cm" svg:x="0cm" svg:y="0cm">
          <draw:text-box fo:min-height="1.274cm">
            <text:p text:style-name="P3"/>
          </draw:text-box>
        </draw:frame>
        <draw:frame draw:name="Date Placeholder 2" draw:layer="backgroundobjects" presentation:style-name="pr4" presentation:class="date-time" presentation:placeholder="false" presentation:user-transformed="true" svg:width="8.256cm" svg:height="1.274cm" svg:x="10.79cm" svg:y="0cm">
          <draw:text-box fo:min-height="1.274cm">
            <text:p text:style-name="P4"><text:span text:style-name="T3">10/30/2013</text:span></text:p>
          </draw:text-box>
        </draw:frame>
        <draw:frame draw:name="Slide Image Placeholder 3" draw:layer="backgroundobjects" presentation:style-name="pr5" presentation:class="page" presentation:placeholder="false" presentation:user-transformed="true" svg:width="15.24cm" svg:height="8.573cm" svg:x="1.905cm" svg:y="3.175cm">
          <draw:text-box fo:min-height="8.573cm">
            <text:p text:style-name="P5"/>
          </draw:text-box>
        </draw:frame>
        <draw:frame draw:name="Notes Placeholder 4" draw:layer="backgroundobjects" presentation:style-name="pr6" presentation:class="notes" presentation:placeholder="false" presentation:user-transformed="true" svg:width="15.24cm" svg:height="10cm" svg:x="1.905cm" svg:y="12.22cm">
          <draw:text-box fo:min-height="10cm">
            <text:p text:style-name="P6"><text:span text:style-name="T4">Click to edit Master text styles</text:span></text:p>
            <text:list text:style-name="L1" text:continue-numbering="true">
              <text:list-item>
                <text:list>
                  <text:list-item>
                    <text:p text:style-name="P7"><text:span text:style-name="T5">Second level</text:span></text:p>
                    <text:list text:style-name="L1" text:continue-numbering="true">
                      <text:list-item>
                        <text:p text:style-name="P8"><text:span text:style-name="T6">Third level</text:span></text:p>
                        <text:list text:style-name="L1" text:continue-numbering="true">
                          <text:list-item>
                            <text:p text:style-name="P9"><text:span text:style-name="T7">Fourth level</text:span></text:p>
                            <text:list text:style-name="L1" text:continue-numbering="true">
                              <text:list-item>
                                <text:p text:style-name="P10"><text:span text:style-name="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draw:layer="backgroundobjects" presentation:style-name="pr7" presentation:class="footer" presentation:placeholder="false" presentation:user-transformed="true" svg:width="8.256cm" svg:height="1.274cm" svg:x="0cm" svg:y="24.13cm">
          <draw:text-box fo:min-height="1.274cm">
            <text:p text:style-name="P11"/>
          </draw:text-box>
        </draw:frame>
        <draw:frame draw:name="Slide Number Placeholder 6" draw:layer="backgroundobjects" presentation:style-name="pr8" presentation:class="page-number" presentation:placeholder="false" presentation:user-transformed="true" svg:width="8.256cm" svg:height="1.274cm" svg:x="10.79cm" svg:y="24.13cm">
          <draw:text-box fo:min-height="1.274cm">
            <text:p text:style-name="P12"><text:span text:style-name="T9"><text:page-number>‹#›</text:page-number></text:span></text:p>
          </draw:text-box>
        </draw:frame>
      </presentation:notes>
      <draw:frame draw:name="Title 1" draw:layer="backgroundobjects" presentation:style-name="pr1" presentation:class="title" presentation:placeholder="false" presentation:user-transformed="true" svg:width="25.4cm" svg:height="6.633cm" svg:x="4.234cm" svg:y="3.118cm">
        <draw:text-box fo:min-height="6.633cm">
          <text:p text:style-name="P1"><text:span text:style-name="T1">Click to edit Master title style</text:span></text:p>
        </draw:text-box>
      </draw:frame>
      <draw:frame draw:name="Subtitle 2" draw:layer="backgroundobjects" presentation:style-name="pr2" presentation:class="subtitle" presentation:placeholder="false" presentation:user-transformed="true" svg:width="25.4cm" svg:height="4.6cm" svg:x="4.234cm" svg:y="10.01cm">
        <draw:text-box fo:min-height="4.6cm">
          <text:p text:style-name="P2"><text:span text:style-name="T2">Click to edit Master subtitle style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6</meta:generator>
    <meta:initial-creator/>
    <meta:creation-date/>
    <meta:editing-cycles/>
    <meta:editing-duration/>
    <dc:date/>
    <dc:creator/>
    <meta:document-statistic/>
  </office:meta>
</office:document-meta>
</file>